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17in"/>
    </style:style>
    <style:style style:name="co2" style:family="table-column">
      <style:table-column-properties fo:break-before="auto" style:column-width="8.2in"/>
    </style:style>
    <style:style style:name="co3" style:family="table-column">
      <style:table-column-properties fo:break-before="auto" style:column-width="0.8925in"/>
    </style:style>
    <style:style style:name="ro1" style:family="table-row">
      <style:table-row-properties style:row-height="0.6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8492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1.1811in" fo:break-before="auto" style:use-optimal-row-height="true"/>
    </style:style>
    <style:style style:name="ro8" style:family="table-row">
      <style:table-row-properties style:row-height="1.5134in" fo:break-before="auto" style:use-optimal-row-height="true"/>
    </style:style>
    <style:style style:name="ro9" style:family="table-row">
      <style:table-row-properties style:row-height="1.34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Sheet1" table:style-name="ta1" table:print="false">
        <table:table-column table:style-name="co1" table:default-cell-style-name="Default"/>
        <table:table-column table:style-name="co2" table:default-cell-style-name="ce1"/>
        <table:table-row table:style-name="ro1">
          <table:table-cell office:value-type="string">
            <text:p>FASTA format </text:p>
          </table:table-cell>
          <table:table-cell office:value-type="string">
            <text:p><text:s/>sequence format that begins with a single line description followed by lines of sequence data. This format can be used as query input when searching bioinformatic tools such as BLAST or clustal W. The description line is distinguished from the sequence data by a greaterthan ("&gt;") symbol in the first column. It is recommended that all lines of text be shorter than 80 characters in length. Blank lines are not allowed in the middle of FASTA input.</text:p>
          </table:table-cell>
        </table:table-row>
        <table:table-row table:style-name="ro2">
          <table:table-cell table:number-columns-repeated="2"/>
        </table:table-row>
        <table:table-row table:style-name="ro3">
          <table:table-cell office:value-type="string">
            <text:p>Protein sequence in FASTA format:</text:p>
          </table:table-cell>
          <table:table-cell office:value-type="string">
            <text:p><text:s text:c="4"/>&gt;GI|129295|sp|P01013|OVAX_CHICK GENE X PROTEIN (OVALBUMINRELATED) QIKDLLVSSSTDLDTTLVLVNAIYFKGMWKTAFNAEDTREMPFHVTKQESKPVQMMCMNNSFNVATLPAE KMKILELPFASGDLSMLVLLPDEVSDLERIEKTINFEKLTEWTNPNTMEKRRVKVYLPQMKIEEKYNLTS VLMALGMTDLFIPSANLTGISSAESLKISQAVHGAFMELSEDGIEMAGSTGVIEDIKHSPESEQFRADHP FLFLIKHNPTNTIVYFGRYWSP</text:p>
          </table:table-cell>
        </table:table-row>
        <table:table-row table:style-name="ro2">
          <table:table-cell table:number-columns-repeated="2"/>
        </table:table-row>
        <table:table-row table:style-name="ro4">
          <table:table-cell office:value-type="string">
            <text:p>gap </text:p>
          </table:table-cell>
          <table:table-cell office:value-type="string">
            <text:p><text:s/>A space introduced into an alignment to compensate for insertions or deletions in one sequence relative to another</text:p>
          </table:table-cell>
        </table:table-row>
        <table:table-row table:style-name="ro2">
          <table:table-cell table:number-columns-repeated="2"/>
        </table:table-row>
        <table:table-row table:style-name="ro4">
          <table:table-cell office:value-type="string">
            <text:p>global alignment </text:p>
          </table:table-cell>
          <table:table-cell office:value-type="string">
            <text:p><text:s/>when two nucleic acid or amino acid sequences are lined up along their entire length. See also local alignment</text:p>
          </table:table-cell>
        </table:table-row>
        <table:table-row table:style-name="ro2">
          <table:table-cell table:number-columns-repeated="2"/>
        </table:table-row>
        <table:table-row table:style-name="ro4">
          <table:table-cell office:value-type="string">
            <text:p>homology </text:p>
          </table:table-cell>
          <table:table-cell office:value-type="string">
            <text:p><text:s/>similarity in sequence that is based on descent from a common ancestor</text:p>
          </table:table-cell>
        </table:table-row>
        <table:table-row table:style-name="ro2">
          <table:table-cell table:number-columns-repeated="2"/>
        </table:table-row>
        <table:table-row table:style-name="ro4">
          <table:table-cell office:value-type="string">
            <text:p>identity </text:p>
          </table:table-cell>
          <table:table-cell office:value-type="string">
            <text:p><text:s/>the extent to which two sequences are invariant</text:p>
          </table:table-cell>
        </table:table-row>
        <table:table-row table:style-name="ro2">
          <table:table-cell table:number-columns-repeated="2"/>
        </table:table-row>
        <table:table-row table:style-name="ro4">
          <table:table-cell office:value-type="string">
            <text:p>local alignment </text:p>
          </table:table-cell>
          <table:table-cell office:value-type="string">
            <text:p><text:s/>the alignment of portions (rather than the entire sequence length) of two nucleic acid or amino acid sequences</text:p>
          </table:table-cell>
        </table:table-row>
        <table:table-row table:style-name="ro2">
          <table:table-cell table:number-columns-repeated="2"/>
        </table:table-row>
        <table:table-row table:style-name="ro4">
          <table:table-cell office:value-type="string">
            <text:p>masking </text:p>
          </table:table-cell>
          <table:table-cell office:value-type="string">
            <text:p><text:s/>the removal of repeated or low complexity regions from a sequence so that sequences are compared</text:p>
          </table:table-cell>
        </table:table-row>
        <table:table-row table:style-name="ro2">
          <table:table-cell table:number-columns-repeated="2"/>
        </table:table-row>
        <table:table-row table:style-name="ro5">
          <table:table-cell office:value-type="string">
            <text:p>orthologous </text:p>
          </table:table-cell>
          <table:table-cell office:value-type="string">
            <text:p><text:s/>homologous sequences in different species that result from a common ancestral gene during speciation. Orthologous genes may or may not have similar functions.</text:p>
          </table:table-cell>
        </table:table-row>
        <table:table-row table:style-name="ro2">
          <table:table-cell table:number-columns-repeated="2"/>
        </table:table-row>
        <table:table-row table:style-name="ro4">
          <table:table-cell office:value-type="string">
            <text:p>paralogous </text:p>
          </table:table-cell>
          <table:table-cell office:value-type="string">
            <text:p><text:s/>homologous sequences within a single species that are the result of gene duplication</text:p>
          </table:table-cell>
        </table:table-row>
        <table:table-row table:style-name="ro2">
          <table:table-cell table:number-columns-repeated="2"/>
        </table:table-row>
        <table:table-row table:style-name="ro5">
          <table:table-cell office:value-type="string">
            <text:p>query </text:p>
          </table:table-cell>
          <table:table-cell office:value-type="string">
            <text:p><text:s/>the input sequence (in FASTA format or as bare sequence data) or sequence identifier with which all the sequences in a database are compared during a BLAST search</text:p>
          </table:table-cell>
        </table:table-row>
        <table:table-row table:style-name="ro2">
          <table:table-cell table:number-columns-repeated="2"/>
        </table:table-row>
        <table:table-row table:style-name="ro5">
          <table:table-cell office:value-type="string">
            <text:p>similarity </text:p>
          </table:table-cell>
          <table:table-cell office:value-type="string">
            <text:p><text:s/>how related one nucleotide or protein sequence is to another. The extent of similarity between two sequences is based on the percent of sequence identity and/or conservation.</text:p>
          </table:table-cell>
        </table:table-row>
        <table:table-row table:style-name="ro2">
          <table:table-cell table:number-columns-repeated="2"/>
        </table:table-row>
        <table:table-row table:style-name="ro6">
          <table:table-cell office:value-type="string">
            <text:p>algorithm </text:p>
          </table:table-cell>
          <table:table-cell office:value-type="string">
            <text:p><text:s/>a fixed procedure embodied in a computer program. The Basic Local Alignment Search Tool or BLAST is a sequence comparison algorithm that NCBI uses to search sequence databases for optimal local alignments with a query sequence. FASTA is another type of algorithm used for database similarity searching.</text:p>
          </table:table-cell>
        </table:table-row>
        <table:table-row table:style-name="ro2">
          <table:table-cell table:number-columns-repeated="2"/>
        </table:table-row>
        <table:table-row table:style-name="ro5">
          <table:table-cell office:value-type="string">
            <text:p>conservation </text:p>
          </table:table-cell>
          <table:table-cell office:value-type="string">
            <text:p><text:s/>when the substitution of one amino for another preserves the physicochemistry properties of the original residue. For example, when a hydrophobic amino acid residue is replaced by another hydrophobic residue.</text:p>
          </table:table-cell>
        </table:table-row>
        <table:table-row table:style-name="ro2">
          <table:table-cell table:number-columns-repeated="2"/>
        </table:table-row>
        <table:table-row table:style-name="ro5">
          <table:table-cell office:value-type="string">
            <text:p>E value </text:p>
          </table:table-cell>
          <table:table-cell office:value-type="string">
            <text:p><text:s/>the number of different alignments with a score equal to or better than S that can be expected to occur simply by chance. Also referred to as the expectation value.</text:p>
          </table:table-cell>
        </table:table-row>
        <table:table-row table:style-name="ro2">
          <table:table-cell table:number-columns-repeated="2"/>
        </table:table-row>
        <table:table-row table:style-name="ro5">
          <table:table-cell office:value-type="string">
            <text:p>Alignment</text:p>
          </table:table-cell>
          <table:table-cell office:value-type="string">
            <text:p><text:s text:c="4"/>The process of lining up two or more sequences to achieve maximal levels of identity (and conservation, in the case of amino acid sequences) for the purpose of assessing the degree of similarity and the possibility of homology.</text:p>
          </table:table-cell>
        </table:table-row>
        <table:table-row table:style-name="ro2" table:number-rows-repeated="2">
          <table:table-cell table:number-columns-repeated="2"/>
        </table:table-row>
        <table:table-row table:style-name="ro4">
          <table:table-cell office:value-type="string">
            <text:p>Algorithm</text:p>
          </table:table-cell>
          <table:table-cell office:value-type="string">
            <text:p><text:s text:c="4"/>A fixed procedure embodied in a computer program.</text:p>
          </table:table-cell>
        </table:table-row>
        <table:table-row table:style-name="ro2" table:number-rows-repeated="2">
          <table:table-cell table:number-columns-repeated="2"/>
        </table:table-row>
        <table:table-row table:style-name="ro4">
          <table:table-cell office:value-type="string">
            <text:p>Bioinformatics</text:p>
          </table:table-cell>
          <table:table-cell office:value-type="string">
            <text:p><text:s text:c="4"/>The merger of biotechnology and information technology with the goal of revealing new insights and principles in biology.</text:p>
          </table:table-cell>
        </table:table-row>
        <table:table-row table:style-name="ro2" table:number-rows-repeated="2">
          <table:table-cell table:number-columns-repeated="2"/>
        </table:table-row>
        <table:table-row table:style-name="ro6">
          <table:table-cell office:value-type="string">
            <text:p>Bit score</text:p>
          </table:table-cell>
          <table:table-cell office:value-type="string">
            <text:p><text:s text:c="4"/>The value S' is derived from the raw alignment score S in which the statistical properties of the scoring system used have been taken into account. Because bit scores have been normalized with respect to the scoring system, they can be used to compare alignment scores from different searches.</text:p>
          </table:table-cell>
        </table:table-row>
        <table:table-row table:style-name="ro2" table:number-rows-repeated="2">
          <table:table-cell table:number-columns-repeated="2"/>
        </table:table-row>
        <table:table-row table:style-name="ro3">
          <table:table-cell office:value-type="string">
            <text:p>BLAST</text:p>
          </table:table-cell>
          <table:table-cell office:value-type="string">
            <text:p><text:s text:c="4"/>Basic Local Alignment Search Tool. (Altschul et al.) A sequence comparison algorithm optimized for speed used to search sequence databases for optimal local alignments to a query. The initial search is done for a word of length "W" that scores at least "T" when compared to the query using a substitution matrix. Word hits are then extended in either direction in an attempt to generate an alignment with a score exceeding the threshold of "S". The "T" parameter dictates the speed and sensitivity of the search. For additional details, see one of the BLAST tutorials (Query or BLAST) or the narrative guide to BLAST. </text:p>
          </table:table-cell>
        </table:table-row>
        <table:table-row table:style-name="ro2" table:number-rows-repeated="2">
          <table:table-cell table:number-columns-repeated="2"/>
        </table:table-row>
        <table:table-row table:style-name="ro3">
          <table:table-cell office:value-type="string">
            <text:p>BLOSUM</text:p>
          </table:table-cell>
          <table:table-cell office:value-type="string">
            <text:p><text:s text:c="4"/>Blocks Substitution Matrix. A substitution matrix in which scores for each position are derived from observations of the frequencies of substitutions in blocks of local alignments in related proteins. Each matrix is tailored to a particular evolutionary distance. In the BLOSUM62 matrix, for example, the alignment from which scores were derived was created using sequences sharing no more than 62% identity. Sequences more identical than 62% are represented by a single sequence in the alignment so as to avoid over-weighting closely related family members. (Henikoff and Henikoff) </text:p>
          </table:table-cell>
        </table:table-row>
        <table:table-row table:style-name="ro2" table:number-rows-repeated="2">
          <table:table-cell table:number-columns-repeated="2"/>
        </table:table-row>
        <table:table-row table:style-name="ro5">
          <table:table-cell office:value-type="string">
            <text:p>Conservation</text:p>
          </table:table-cell>
          <table:table-cell office:value-type="string">
            <text:p><text:s text:c="4"/>Changes at a specific position of an amino acid or (less commonly, DNA) sequence that preserve the physico-chemical properties of the original residue.</text:p>
          </table:table-cell>
        </table:table-row>
        <table:table-row table:style-name="ro2" table:number-rows-repeated="2">
          <table:table-cell table:number-columns-repeated="2"/>
        </table:table-row>
        <table:table-row table:style-name="ro4">
          <table:table-cell office:value-type="string">
            <text:p>Domain</text:p>
          </table:table-cell>
          <table:table-cell office:value-type="string">
            <text:p><text:s text:c="4"/>A discrete portion of a protein assumed to fold independently of the rest of the protein and possessing its own function.</text:p>
          </table:table-cell>
        </table:table-row>
        <table:table-row table:style-name="ro2" table:number-rows-repeated="2">
          <table:table-cell table:number-columns-repeated="2"/>
        </table:table-row>
        <table:table-row table:style-name="ro4">
          <table:table-cell office:value-type="string">
            <text:p>DUST</text:p>
          </table:table-cell>
          <table:table-cell office:value-type="string">
            <text:p><text:s text:c="4"/>A program for filtering low complexity regions from nucleic acid sequences.</text:p>
          </table:table-cell>
        </table:table-row>
        <table:table-row table:style-name="ro2" table:number-rows-repeated="2">
          <table:table-cell table:number-columns-repeated="2"/>
        </table:table-row>
        <table:table-row table:style-name="ro5">
          <table:table-cell office:value-type="string">
            <text:p>E value</text:p>
          </table:table-cell>
          <table:table-cell office:value-type="string">
            <text:p><text:s text:c="4"/>Expectation value. The number of different alignents with scores equivalent to or better than S that are expected to occur in a database search by chance. The lower the E value, the more significant the score.</text:p>
          </table:table-cell>
        </table:table-row>
        <table:table-row table:style-name="ro2" table:number-rows-repeated="2">
          <table:table-cell table:number-columns-repeated="2"/>
        </table:table-row>
        <table:table-row table:style-name="ro3">
          <table:table-cell office:value-type="string">
            <text:p>FASTA</text:p>
          </table:table-cell>
          <table:table-cell office:value-type="string">
            <text:p><text:s text:c="4"/>The first widely used algorithm for database similarity searching. The program looks for optimal local alignments by scanning the sequence for small matches called "words". Initially, the scores of segments in which there are multiple word hits are calculated ("init1"). Later the scores of several segments may be summed to generate an "initn" score. An optimized alignment that includes gaps is shown in the output as "opt". The sensitivity and speed of the search are inversely related and controlled by the "k-tup" variable which specifies the size of a "word". (Pearson and Lipman)</text:p>
          </table:table-cell>
        </table:table-row>
        <table:table-row table:style-name="ro2" table:number-rows-repeated="2">
          <table:table-cell table:number-columns-repeated="2"/>
        </table:table-row>
        <table:table-row table:style-name="ro5">
          <table:table-cell office:value-type="string">
            <text:p>Filtering</text:p>
          </table:table-cell>
          <table:table-cell office:value-type="string">
            <text:p><text:s text:c="4"/>Also known as Masking. The process of hiding regions of (nucleic acid or amino acid) sequence having characteristics that frequently lead to spurious high scores. See SEG and DUST.</text:p>
          </table:table-cell>
        </table:table-row>
        <table:table-row table:style-name="ro2" table:number-rows-repeated="2">
          <table:table-cell table:number-columns-repeated="2"/>
        </table:table-row>
        <table:table-row table:style-name="ro1">
          <table:table-cell office:value-type="string">
            <text:p>gap</text:p>
          </table:table-cell>
          <table:table-cell office:value-type="string">
            <text:p><text:s text:c="4"/>A space introduced into an alignment to compensate for insertions and deletions in one sequence relative to another. To prevent the accumulation of too many gaps in an alignment, introduction of a gap causes the deduction of a fixed amount (the gap score) from the alignment score. Extension of the gap to encompass additional nucleotides or amino acid is also penalized in the scoring of an alignment.</text:p>
          </table:table-cell>
        </table:table-row>
        <table:table-row table:style-name="ro2" table:number-rows-repeated="2">
          <table:table-cell table:number-columns-repeated="2"/>
        </table:table-row>
        <table:table-row table:style-name="ro4">
          <table:table-cell office:value-type="string">
            <text:p>Global Alignment</text:p>
          </table:table-cell>
          <table:table-cell office:value-type="string">
            <text:p><text:s text:c="4"/>The alignment of two nucleic acid or protein sequences over their entire length. </text:p>
          </table:table-cell>
        </table:table-row>
        <table:table-row table:style-name="ro2" table:number-rows-repeated="2">
          <table:table-cell table:number-columns-repeated="2"/>
        </table:table-row>
        <table:table-row table:style-name="ro1">
          <table:table-cell office:value-type="string">
            <text:p>H</text:p>
          </table:table-cell>
          <table:table-cell office:value-type="string">
            <text:p><text:s text:c="4"/>H is the relative entropy of the target and background residue frequencies. (Karlin and Altschul, 1990). H can be thought of as a measure of the average information (in bits) available per position that distinguishes an alignment from chance. At high values of H, short alignments can be distinguished by chance, whereas at lower H values, a longer alignment may be necessary. (Altschul, 1991) </text:p>
          </table:table-cell>
        </table:table-row>
        <table:table-row table:style-name="ro2" table:number-rows-repeated="2">
          <table:table-cell table:number-columns-repeated="2"/>
        </table:table-row>
        <table:table-row table:style-name="ro4">
          <table:table-cell office:value-type="string">
            <text:p>Homology</text:p>
          </table:table-cell>
          <table:table-cell office:value-type="string">
            <text:p><text:s text:c="4"/>Similarity attributed to descent from a common ancestor. </text:p>
          </table:table-cell>
        </table:table-row>
        <table:table-row table:style-name="ro2" table:number-rows-repeated="2">
          <table:table-cell table:number-columns-repeated="2"/>
        </table:table-row>
        <table:table-row table:style-name="ro4">
          <table:table-cell office:value-type="string">
            <text:p>HSP</text:p>
          </table:table-cell>
          <table:table-cell office:value-type="string">
            <text:p><text:s text:c="4"/>High-scoring segment pair. Local alignments with no gaps that achieve one of the top alignment scores in a given search. </text:p>
          </table:table-cell>
        </table:table-row>
        <table:table-row table:style-name="ro2" table:number-rows-repeated="2">
          <table:table-cell table:number-columns-repeated="2"/>
        </table:table-row>
        <table:table-row table:style-name="ro4">
          <table:table-cell office:value-type="string">
            <text:p>Identity</text:p>
          </table:table-cell>
          <table:table-cell office:value-type="string">
            <text:p><text:s text:c="4"/>The extent to which two (nucleotide or amino acid) sequences are invariant. </text:p>
          </table:table-cell>
        </table:table-row>
        <table:table-row table:style-name="ro2" table:number-rows-repeated="2">
          <table:table-cell table:number-columns-repeated="2"/>
        </table:table-row>
        <table:table-row table:style-name="ro5">
          <table:table-cell office:value-type="string">
            <text:p>K</text:p>
          </table:table-cell>
          <table:table-cell office:value-type="string">
            <text:p><text:s text:c="4"/>A statistical parameter used in calculating BLAST scores that can be thought of as a natural scale for search space size. The value K is used in converting a raw score (S) to a bit score (S'). </text:p>
          </table:table-cell>
        </table:table-row>
        <table:table-row table:style-name="ro2" table:number-rows-repeated="2">
          <table:table-cell table:number-columns-repeated="2"/>
        </table:table-row>
        <table:table-row table:style-name="ro5">
          <table:table-cell office:value-type="string">
            <text:p>lambda</text:p>
          </table:table-cell>
          <table:table-cell office:value-type="string">
            <text:p><text:s text:c="4"/>A statistical parameter used in calculating BLAST scores that can be thought of as a natural scale for scoring system. The value lambda is used in converting a raw score (S) to a bit score (S'). </text:p>
          </table:table-cell>
        </table:table-row>
        <table:table-row table:style-name="ro2" table:number-rows-repeated="2">
          <table:table-cell table:number-columns-repeated="2"/>
        </table:table-row>
        <table:table-row table:style-name="ro4">
          <table:table-cell office:value-type="string">
            <text:p>Local Alignment</text:p>
          </table:table-cell>
          <table:table-cell office:value-type="string">
            <text:p><text:s text:c="4"/>The alignment of some portion of two nucleic acid or protein sequences </text:p>
          </table:table-cell>
        </table:table-row>
        <table:table-row table:style-name="ro2" table:number-rows-repeated="2">
          <table:table-cell table:number-columns-repeated="2"/>
        </table:table-row>
        <table:table-row table:style-name="ro6">
          <table:table-cell office:value-type="string">
            <text:p>Low Complexity Region (LCR)</text:p>
          </table:table-cell>
          <table:table-cell office:value-type="string">
            <text:p><text:s text:c="4"/>Regions of biased composition including homopolymeric runs, short-period repeats, and more subtle overrepresentation of one or a few residues. The SEG program is used to mask or filter LCRs in amino acid queries. The DUST program is used to mask or filter LCRs in nucleic acid queries. </text:p>
          </table:table-cell>
        </table:table-row>
        <table:table-row table:style-name="ro2" table:number-rows-repeated="2">
          <table:table-cell table:number-columns-repeated="2"/>
        </table:table-row>
        <table:table-row table:style-name="ro5">
          <table:table-cell office:value-type="string">
            <text:p>Masking</text:p>
          </table:table-cell>
          <table:table-cell office:value-type="string">
            <text:p><text:s text:c="4"/>Also known as Filtering. The removal of repeated or low complexity regions from a sequence in order to improve the sensitivity of sequence similarity searches performed with that sequence. </text:p>
          </table:table-cell>
        </table:table-row>
        <table:table-row table:style-name="ro2" table:number-rows-repeated="2">
          <table:table-cell table:number-columns-repeated="2"/>
        </table:table-row>
        <table:table-row table:style-name="ro4">
          <table:table-cell office:value-type="string">
            <text:p>Motif</text:p>
          </table:table-cell>
          <table:table-cell office:value-type="string">
            <text:p><text:s text:c="4"/>A short conserved region in a protein sequence. Motifs are frequently highly conserved parts of domains. </text:p>
          </table:table-cell>
        </table:table-row>
        <table:table-row table:style-name="ro2" table:number-rows-repeated="2">
          <table:table-cell table:number-columns-repeated="2"/>
        </table:table-row>
        <table:table-row table:style-name="ro6">
          <table:table-cell office:value-type="string">
            <text:p>Multiple Sequence Alignment</text:p>
          </table:table-cell>
          <table:table-cell office:value-type="string">
            <text:p><text:s text:c="4"/>An alignment of three or more sequences with gaps inserted in the sequences such that residues with common structural positions and/or ancestral residues are aligned in the same column. Clustal W is one of the most widely used multiple sequence alignment programs </text:p>
          </table:table-cell>
        </table:table-row>
        <table:table-row table:style-name="ro2" table:number-rows-repeated="2">
          <table:table-cell table:number-columns-repeated="2"/>
        </table:table-row>
        <table:table-row table:style-name="ro4">
          <table:table-cell office:value-type="string">
            <text:p>Optimal Alignment</text:p>
          </table:table-cell>
          <table:table-cell office:value-type="string">
            <text:p><text:s text:c="4"/>An alignment of two sequences with the highest possible score. </text:p>
          </table:table-cell>
        </table:table-row>
        <table:table-row table:style-name="ro2" table:number-rows-repeated="2">
          <table:table-cell table:number-columns-repeated="2"/>
        </table:table-row>
        <table:table-row table:style-name="ro5">
          <table:table-cell office:value-type="string">
            <text:p>Orthologous</text:p>
          </table:table-cell>
          <table:table-cell office:value-type="string">
            <text:p><text:s text:c="4"/>Homologous sequences in different species that arose from a common ancestral gene during speciation; may or may not be responsible for a similar function. </text:p>
          </table:table-cell>
        </table:table-row>
        <table:table-row table:style-name="ro2" table:number-rows-repeated="2">
          <table:table-cell table:number-columns-repeated="2"/>
        </table:table-row>
        <table:table-row table:style-name="ro1">
          <table:table-cell office:value-type="string">
            <text:p>P value</text:p>
          </table:table-cell>
          <table:table-cell office:value-type="string">
            <text:p><text:s text:c="4"/>The probability of an alignment occurring with the score in question or better. The p value is calculated by relating the observed alignment score, S, to the expected distribution of HSP scores from comparisons of random sequences of the same length and composition as the query to the database. The most highly significant P values will be those close to 0. P values and E values are different ways of representing the significance of the alignment. </text:p>
          </table:table-cell>
        </table:table-row>
        <table:table-row table:style-name="ro2" table:number-rows-repeated="2">
          <table:table-cell table:number-columns-repeated="2"/>
        </table:table-row>
        <table:table-row table:style-name="ro1">
          <table:table-cell office:value-type="string">
            <text:p>PAM</text:p>
          </table:table-cell>
          <table:table-cell office:value-type="string">
            <text:p><text:s text:c="4"/>Percent Accepted Mutation. A unit introduced by Dayhoff et al. to quantify the amount of evolutionary change in a protein sequence. 1.0 PAM unit, is the amount of evolution which will change, on average, 1% of amino acids in a protein sequence. A PAM(x) substitution matrix is a look-up table in which scores for each amino acid substitution have been calculated based on the frequency of that substitution in closely related proteins that have experienced a certain amount (x) of evolutionary divergence. </text:p>
          </table:table-cell>
        </table:table-row>
        <table:table-row table:style-name="ro2" table:number-rows-repeated="2">
          <table:table-cell table:number-columns-repeated="2"/>
        </table:table-row>
        <table:table-row table:style-name="ro4">
          <table:table-cell office:value-type="string">
            <text:p>Paralogous</text:p>
          </table:table-cell>
          <table:table-cell office:value-type="string">
            <text:p><text:s text:c="4"/>Homologous sequences within a single species that arose by gene duplication. </text:p>
          </table:table-cell>
        </table:table-row>
        <table:table-row table:style-name="ro2" table:number-rows-repeated="2">
          <table:table-cell table:number-columns-repeated="2"/>
        </table:table-row>
        <table:table-row table:style-name="ro5">
          <table:table-cell office:value-type="string">
            <text:p>Profile</text:p>
          </table:table-cell>
          <table:table-cell office:value-type="string">
            <text:p><text:s text:c="4"/>A table that lists the frequencies of each amino acid in each position of protein sequence. Frequencies are calculated from multiple alignments of sequences containing a domain of interest. See also PSSM. </text:p>
          </table:table-cell>
        </table:table-row>
        <table:table-row table:style-name="ro2" table:number-rows-repeated="2">
          <table:table-cell table:number-columns-repeated="2"/>
        </table:table-row>
        <table:table-row table:style-name="ro5">
          <table:table-cell office:value-type="string">
            <text:p>Proteomics</text:p>
          </table:table-cell>
          <table:table-cell office:value-type="string">
            <text:p><text:s text:c="4"/>Systematic analysis of protein expression of normal and diseased tissues that involves the separation, identification and characterization of all of the proteins in an organism. </text:p>
          </table:table-cell>
        </table:table-row>
        <table:table-row table:style-name="ro2" table:number-rows-repeated="2">
          <table:table-cell table:number-columns-repeated="2"/>
        </table:table-row>
        <table:table-row table:style-name="ro6">
          <table:table-cell office:value-type="string">
            <text:p>PSI-BLAST</text:p>
          </table:table-cell>
          <table:table-cell office:value-type="string">
            <text:p><text:s text:c="4"/>Position-Specific Iterative BLAST. An iterative search using the BLAST algorithm. A profile is built after the initial search, which is then used in subsequent searches. The process may be repeated, if desired with new sequences found in each cycle used to refine the profile. Details can be found in this discussion of PSI-BLAST. (Altschul et al.)</text:p>
          </table:table-cell>
        </table:table-row>
        <table:table-row table:style-name="ro2" table:number-rows-repeated="2">
          <table:table-cell table:number-columns-repeated="2"/>
        </table:table-row>
        <table:table-row table:style-name="ro5">
          <table:table-cell office:value-type="string">
            <text:p>PSSM</text:p>
          </table:table-cell>
          <table:table-cell office:value-type="string">
            <text:p><text:s text:c="4"/>Position-specific scoring matrix; see profile. The PSSM gives the log-odds score for finding a particular matching amino acid in a target sequence. </text:p>
          </table:table-cell>
        </table:table-row>
        <table:table-row table:style-name="ro2" table:number-rows-repeated="2">
          <table:table-cell table:number-columns-repeated="2"/>
        </table:table-row>
        <table:table-row table:style-name="ro4">
          <table:table-cell office:value-type="string">
            <text:p>Query</text:p>
          </table:table-cell>
          <table:table-cell office:value-type="string">
            <text:p><text:s text:c="4"/>The input sequence (or other type of search term) with which all of the entries in a database are to be compared. </text:p>
          </table:table-cell>
        </table:table-row>
        <table:table-row table:style-name="ro2" table:number-rows-repeated="2">
          <table:table-cell table:number-columns-repeated="2"/>
        </table:table-row>
        <table:table-row table:style-name="ro1">
          <table:table-cell office:value-type="string">
            <text:p>Raw Score</text:p>
          </table:table-cell>
          <table:table-cell office:value-type="string">
            <text:p><text:s text:c="4"/>The score of an alignment, S, calculated as the sum of substitution and gap scores. Substitution scores are given by a look-up table (see PAM, BLOSUM). Gap scores are typically calculated as the sum of G, the gap opening penalty and L, the gap extension penalty. For a gap of length n, the gap cost would be G+Ln. The choice of gap costs, G and L is empirical, but it is customary to choose a high value for G (10-15)and a low value for L (1-2). </text:p>
          </table:table-cell>
        </table:table-row>
        <table:table-row table:style-name="ro2" table:number-rows-repeated="2">
          <table:table-cell table:number-columns-repeated="2"/>
        </table:table-row>
        <table:table-row table:style-name="ro5">
          <table:table-cell office:value-type="string">
            <text:p>Similarity</text:p>
          </table:table-cell>
          <table:table-cell office:value-type="string">
            <text:p><text:s text:c="4"/>The extent to which nucleotide or protein sequences are related. The extent of similarity between two sequences can be based on percent sequence identity and/or conservation. In BLAST similarity refers to a positive matrix score. </text:p>
          </table:table-cell>
        </table:table-row>
        <table:table-row table:style-name="ro2" table:number-rows-repeated="2">
          <table:table-cell table:number-columns-repeated="2"/>
        </table:table-row>
        <table:table-row table:style-name="ro5">
          <table:table-cell office:value-type="string">
            <text:p>SEG</text:p>
          </table:table-cell>
          <table:table-cell office:value-type="string">
            <text:p><text:s text:c="4"/>A program for filtering low complexity regions in amino acid sequences. Residues that have been masked are represented as "X" in an alignment. SEG filtering is performed by default in the blastp subroutine of BLAST 2.0. (Wootton and Federhen)</text:p>
          </table:table-cell>
        </table:table-row>
        <table:table-row table:style-name="ro2" table:number-rows-repeated="2">
          <table:table-cell table:number-columns-repeated="2"/>
        </table:table-row>
        <table:table-row table:style-name="ro5">
          <table:table-cell office:value-type="string">
            <text:p>Substitution</text:p>
          </table:table-cell>
          <table:table-cell office:value-type="string">
            <text:p><text:s text:c="4"/>The presence of a non-identical amino acid at a given position in an alignment. If the aligned residues have similar physico-chemical properties the substitution is said to be "conservative". </text:p>
          </table:table-cell>
        </table:table-row>
        <table:table-row table:style-name="ro2" table:number-rows-repeated="2">
          <table:table-cell table:number-columns-repeated="2"/>
        </table:table-row>
        <table:table-row table:style-name="ro1">
          <table:table-cell office:value-type="string">
            <text:p>Substitution Matrix</text:p>
          </table:table-cell>
          <table:table-cell office:value-type="string">
            <text:p><text:s text:c="4"/>A substitution matrix containing values proportional to the probability that amino acid i mutates into amino acid j for all pairs of amino acids. such matrices are constructed by assembling a large and diverse sample of verified pairwise alignments of amino acids. If the sample is large enough to be statistically significant, the resulting matrices should reflect the true probabilities of mutations occurring through a period of evolution. </text:p>
          </table:table-cell>
        </table:table-row>
        <table:table-row table:style-name="ro2" table:number-rows-repeated="2">
          <table:table-cell table:number-columns-repeated="2"/>
        </table:table-row>
        <table:table-row table:style-name="ro4">
          <table:table-cell office:value-type="string">
            <text:p>Unitary Matrix</text:p>
          </table:table-cell>
          <table:table-cell office:value-type="string">
            <text:p><text:s text:c="4"/>Also known as Identity Matrix. A scoring system in which only identical characters receive a positive score. </text:p>
          </table:table-cell>
        </table:table-row>
        <table:table-row table:style-name="ro2">
          <table:table-cell table:number-columns-repeated="2"/>
        </table:table-row>
        <table:table-row table:style-name="ro5">
          <table:table-cell office:value-type="string">
            <text:p>polypeptide chain </text:p>
          </table:table-cell>
          <table:table-cell office:value-type="string">
            <text:p><text:s/>a chain of peptides or amino acids. A polypeptide chain usually consists of 100 or fewer amino acids. A protein is made up of one or several polypeptide chains. [Source: BioTech's Life Science Dictionary]</text:p>
          </table:table-cell>
        </table:table-row>
        <table:table-row table:style-name="ro2">
          <table:table-cell table:number-columns-repeated="2"/>
        </table:table-row>
        <table:table-row table:style-name="ro5">
          <table:table-cell office:value-type="string">
            <text:p>primary structure </text:p>
          </table:table-cell>
          <table:table-cell office:value-type="string">
            <text:p>the amino acid sequence of a polypeptide chain. Of the four levels of protein structure, this is the most basic. [Source: Primary through Quaternary Structure in the MIT Biology Hypertextbook]</text:p>
          </table:table-cell>
        </table:table-row>
        <table:table-row table:style-name="ro2">
          <table:table-cell table:number-columns-repeated="2"/>
        </table:table-row>
        <table:table-row table:style-name="ro5">
          <table:table-cell office:value-type="string">
            <text:p>secondary structure </text:p>
          </table:table-cell>
          <table:table-cell office:value-type="string">
            <text:p><text:s/>the folded, coiled, or twisted shape of a polypeptide that results from hydrogen bonding between parts of a molecule. There are two types of secondary structure: alpha helix and a beta pleated sheet. [Source: Biotech's Life Science Dictionary]</text:p>
          </table:table-cell>
        </table:table-row>
        <table:table-row table:style-name="ro2">
          <table:table-cell table:number-columns-repeated="2"/>
        </table:table-row>
        <table:table-row table:style-name="ro5">
          <table:table-cell office:value-type="string">
            <text:p>tertiary structure </text:p>
          </table:table-cell>
          <table:table-cell office:value-type="string">
            <text:p><text:s/>the three dimensional structure of a polypeptide chain that results from the way that the alpha helices and beta pleated sheets are folded and arranged [Source: The Dictionary of Cell and Molecular Biology, Third Edition]</text:p>
          </table:table-cell>
        </table:table-row>
        <table:table-row table:style-name="ro2">
          <table:table-cell table:number-columns-repeated="2"/>
        </table:table-row>
        <table:table-row table:style-name="ro5">
          <table:table-cell office:value-type="string">
            <text:p>quaternary structure </text:p>
          </table:table-cell>
          <table:table-cell office:value-type="string">
            <text:p><text:s/>the interconnection and arrangement of polypeptide chains within a protein. Only proteins with more than one polypeptide chain can have quaternary structure. [Source: Primary through Quaternary Structure in the MIT Biology Hypertextbook]</text:p>
          </table:table-cell>
        </table:table-row>
        <table:table-row table:style-name="ro2">
          <table:table-cell table:number-columns-repeated="2"/>
        </table:table-row>
        <table:table-row table:style-name="ro6">
          <table:table-cell office:value-type="string">
            <text:p>alpha helix </text:p>
          </table:table-cell>
          <table:table-cell office:value-type="string">
            <text:p><text:s/>one of two types of protein secondary structure. An alpha helix is a tight helix that results from the hydrogen bonding of the carboxyl (CO) group of one amino acid to the amino (NH) group of another amino acid. [Source: Primary through Quaternary Structure in the MIT Biology Hypertextbook]</text:p>
          </table:table-cell>
        </table:table-row>
        <table:table-row table:style-name="ro2">
          <table:table-cell table:number-columns-repeated="2"/>
        </table:table-row>
        <table:table-row table:style-name="ro5">
          <table:table-cell office:value-type="string">
            <text:p>domain </text:p>
          </table:table-cell>
          <table:table-cell office:value-type="string">
            <text:p><text:s/>a discrete portion of a protein assumed to fold independently of the rest of the protein and possessing its own function [from NCBI BLAST Guide Glossary]</text:p>
          </table:table-cell>
        </table:table-row>
        <table:table-row table:style-name="ro2">
          <table:table-cell table:number-columns-repeated="2"/>
        </table:table-row>
        <table:table-row table:style-name="ro4">
          <table:table-cell office:value-type="string">
            <text:p>ligand </text:p>
          </table:table-cell>
          <table:table-cell office:value-type="string">
            <text:p><text:s/>A small molecule noncovalently bonded to a larger macromolecule.</text:p>
          </table:table-cell>
        </table:table-row>
        <table:table-row table:style-name="ro2">
          <table:table-cell table:number-columns-repeated="2"/>
        </table:table-row>
        <table:table-row table:style-name="ro5">
          <table:table-cell office:value-type="string">
            <text:p>motif </text:p>
          </table:table-cell>
          <table:table-cell office:value-type="string">
            <text:p><text:s/>A discrete portion of a protein assumed to fold independently of the rest of the protein and possessing its own function [from NCBI BLAST Guide Glossary]. Some common types of motifs are made up of two or more alpha helices or beta sheets.</text:p>
          </table:table-cell>
        </table:table-row>
        <table:table-row table:style-name="ro2">
          <table:table-cell table:number-columns-repeated="2"/>
        </table:table-row>
        <table:table-row table:style-name="ro5">
          <table:table-cell office:value-type="string">
            <text:p>Display Options </text:p>
          </table:table-cell>
          <table:table-cell office:value-type="string">
            <text:p><text:s/>The following graphics of the small protein hen egg white lysozyme illustrate the different display options available for viewing molecular structures in Protein Explorer.</text:p>
          </table:table-cell>
        </table:table-row>
        <table:table-row table:style-name="ro2" table:number-rows-repeated="3">
          <table:table-cell table:number-columns-repeated="2"/>
        </table:table-row>
        <table:table-row table:style-name="ro7">
          <table:table-cell office:value-type="string">
            <text:p>accession number (GenBank) </text:p>
          </table:table-cell>
          <table:table-cell office:value-type="string">
            <text:p><text:s/>The accession number is the unique identifier assigned to the entire sequence record when the record is submitted to GenBank. The GenBank accession number is a combination of letters and numbers that are usually in the format of one letter followed by five digits (e.g., M12345) or two letters followed by six digits (e.g., AC123456). The accession number for a particular record will not change even if the author submits a request to change some of the information in the record. Take note that an accession number is a unique identifier for a complete sequence record, while a Sequence Identifier, such as a Version, GI, or ProteinID, is an identification number assigned just to the sequence data. The NCBI Entrez System is searchable by accession number using the Accession [ACCN] search field.</text:p>
          </table:table-cell>
        </table:table-row>
        <table:table-row table:style-name="ro2">
          <table:table-cell table:number-columns-repeated="2"/>
        </table:table-row>
        <table:table-row table:style-name="ro6">
          <table:table-cell office:value-type="string">
            <text:p>accession number (RefSeq) </text:p>
          </table:table-cell>
          <table:table-cell office:value-type="string">
            <text:p><text:s/>This accession number is the unique identification number for a complete RefSeq sequence record. RefSeq accession numbers are written in the following format: two letters followed by an underscore and six digits (e.g., NT_123456). The first two letters of the RefSeq accession number indicate the type of sequence included in the record as described below:</text:p>
          </table:table-cell>
        </table:table-row>
        <table:table-row table:style-name="ro2">
          <table:table-cell table:number-columns-repeated="2"/>
        </table:table-row>
        <table:table-row table:style-name="ro4">
          <table:table-cell office:value-type="string">
            <text:p><text:s text:c="4"/>* NT_123456 </text:p>
          </table:table-cell>
          <table:table-cell office:value-type="string">
            <text:p>constructed genomic contigs</text:p>
          </table:table-cell>
        </table:table-row>
        <table:table-row table:style-name="ro4">
          <table:table-cell office:value-type="string">
            <text:p><text:s text:c="4"/>* NM_123456 </text:p>
          </table:table-cell>
          <table:table-cell office:value-type="string">
            <text:p>mRNAs (actually the cDNA sequences constructed from mRNA)</text:p>
          </table:table-cell>
        </table:table-row>
        <table:table-row table:style-name="ro4">
          <table:table-cell office:value-type="string">
            <text:p><text:s text:c="4"/>* NP_123456 </text:p>
          </table:table-cell>
          <table:table-cell office:value-type="string">
            <text:p>proteins</text:p>
          </table:table-cell>
        </table:table-row>
        <table:table-row table:style-name="ro4">
          <table:table-cell office:value-type="string">
            <text:p><text:s text:c="4"/>* NC_123456 </text:p>
          </table:table-cell>
          <table:table-cell office:value-type="string">
            <text:p>chromosomes</text:p>
          </table:table-cell>
        </table:table-row>
        <table:table-row table:style-name="ro2">
          <table:table-cell table:number-columns-repeated="2"/>
        </table:table-row>
        <table:table-row table:style-name="ro4">
          <table:table-cell office:value-type="string">
            <text:p>cDNA or complementary DNA </text:p>
          </table:table-cell>
          <table:table-cell office:value-type="string">
            <text:p><text:s/>DNA that is synthesized in the laboratory from a messenger RNA template [Source: Genome Glossary]</text:p>
          </table:table-cell>
        </table:table-row>
        <table:table-row table:style-name="ro2">
          <table:table-cell table:number-columns-repeated="2"/>
        </table:table-row>
        <table:table-row table:style-name="ro5">
          <table:table-cell office:value-type="string">
            <text:p>CDS </text:p>
          </table:table-cell>
          <table:table-cell office:value-type="string">
            <text:p><text:s/>The coding sequence or the portion of a nucleotide sequence that makes up the triplet codons that actually code for amino acids.</text:p>
          </table:table-cell>
        </table:table-row>
        <table:table-row table:style-name="ro2">
          <table:table-cell table:number-columns-repeated="2"/>
        </table:table-row>
        <table:table-row table:style-name="ro5">
          <table:table-cell office:value-type="string">
            <text:p>contig </text:p>
          </table:table-cell>
          <table:table-cell office:value-type="string">
            <text:p><text:s/>Group of cloned (copied) pieces of DNA representing overlapping regions of a particular chromosome [Source: Genome Glossary]</text:p>
          </table:table-cell>
        </table:table-row>
        <table:table-row table:style-name="ro2">
          <table:table-cell table:number-columns-repeated="2"/>
        </table:table-row>
        <table:table-row table:style-name="ro5">
          <table:table-cell office:value-type="string">
            <text:p>expressed sequence tag or EST </text:p>
          </table:table-cell>
          <table:table-cell office:value-type="string">
            <text:p><text:s/>A short strand of DNA that is a part of a cDNA molecule and can act as identifier of a gene. Used in locating and mapping genes.</text:p>
          </table:table-cell>
        </table:table-row>
        <table:table-row table:style-name="ro2">
          <table:table-cell table:number-columns-repeated="2"/>
        </table:table-row>
        <table:table-row table:style-name="ro5">
          <table:table-cell office:value-type="string">
            <text:p>gene locus (pl. loci) </text:p>
          </table:table-cell>
          <table:table-cell office:value-type="string">
            <text:p><text:s/>Gene's position on a chromosome or other chromosome marker; also, the DNA at that position. The use of locus is sometimes restricted to mean expressed DNA regions.</text:p>
          </table:table-cell>
        </table:table-row>
        <table:table-row table:style-name="ro2">
          <table:table-cell table:number-columns-repeated="2"/>
        </table:table-row>
        <table:table-row table:style-name="ro5">
          <table:table-cell office:value-type="string">
            <text:p>Gene name </text:p>
          </table:table-cell>
          <table:table-cell office:value-type="string">
            <text:p><text:s/>Official name assigned to a gene. According to the Guidelines for Human Gene Nomenclature developed by the HUGO Gene Nomenclature Committee, it should be brief and describe the function of the gene.</text:p>
          </table:table-cell>
        </table:table-row>
        <table:table-row table:style-name="ro2">
          <table:table-cell table:number-columns-repeated="2"/>
        </table:table-row>
        <table:table-row table:style-name="ro6">
          <table:table-cell office:value-type="string">
            <text:p>Gene Ontology </text:p>
          </table:table-cell>
          <table:table-cell office:value-type="string">
            <text:p><text:s/>A controlled vocabulary of terms relating to molecular function, biological process, or cellular components developed by the Gene Ontology Consortium. A controlled vocabulary allows scientists to use consistent terminology when describing the roles of genes and proteins in cells.</text:p>
          </table:table-cell>
        </table:table-row>
        <table:table-row table:style-name="ro2">
          <table:table-cell table:number-columns-repeated="2"/>
        </table:table-row>
        <table:table-row table:style-name="ro3">
          <table:table-cell office:value-type="string">
            <text:p>Gene symbol </text:p>
          </table:table-cell>
          <table:table-cell office:value-type="string">
            <text:p><text:s/>Symbols for human genes are usually designated by scientists who discover the genes. The symbols are created using the Guidelines for Human Gene Nomenclature developed by the HUGO Gene Nomenclature Committee. Gene symbols usually consist of no more than six upper case letters or combination of uppercase letters and Arabic numbers. Gene symbols should start with the first letters of the gene name. For example, the gene symbol for insulin is "INS." A gene symbol must be submitted to HUGO for approval before it can be considered an official gene symbol.</text:p>
          </table:table-cell>
        </table:table-row>
        <table:table-row table:style-name="ro2">
          <table:table-cell table:number-columns-repeated="2"/>
        </table:table-row>
        <table:table-row table:style-name="ro8">
          <table:table-cell office:value-type="string">
            <text:p>GI (GenBank) </text:p>
          </table:table-cell>
          <table:table-cell office:value-type="string">
            <text:p><text:s/>A GI or "GenInfo Identifier" is a sequence identifier that can be assigned to a nucleotide sequence or protein translation. Each GI is a numeric value of one or more digits. The protein translation and the nucleotide sequence contained in the same record will each be assigned different GI numbers. Every time the sequence data for a particular record is changed, its version number increases and it receives a new GI. However, while each new version number is based upon the previous version number, a new GI for an altered sequence may be completely different from the previous GI. For example, in the GenBank record M12345, the original GI might be 7654321, but after a change in the sequence is submitted, the new GI for the changed sequence could be 10529376. Individuals can search for nucleotide sequences and protein translations by GI using the UID search field in the NCBI sequence databases. Use NCBI's Sequence Revision History page to view the different gi numbers, version numbers, or update dates associated with a particular GenBank record.</text:p>
          </table:table-cell>
        </table:table-row>
        <table:table-row table:style-name="ro2">
          <table:table-cell table:number-columns-repeated="2"/>
        </table:table-row>
        <table:table-row table:style-name="ro6">
          <table:table-cell office:value-type="string">
            <text:p>MIM number (OMIM number, McKusick Code) </text:p>
          </table:table-cell>
          <table:table-cell office:value-type="string">
            <text:p><text:s/>The unique six digit number assigned to each entry listed in the catalog of human genes and genetic disorders, Online Mendelian Inheritance in Man (OMIM). The first digit of a MIM number describes a gene's mode of inheritance as outlined in the table below: </text:p>
          </table:table-cell>
        </table:table-row>
        <table:table-row table:style-name="ro2">
          <table:table-cell table:number-columns-repeated="2"/>
        </table:table-row>
        <table:table-row table:style-name="ro7">
          <table:table-cell office:value-type="string">
            <text:p>Protein ID (GenBank) </text:p>
          </table:table-cell>
          <table:table-cell office:value-type="string">
            <text:p><text:s/>The Protein ID is an identification number assigned to the amino acid sequence data included within a sequence record. This sequence identifier uses the accession.version format. Each protein ID is made up of three letters followed by five digits, a period, and a version number. For example, in a sequence record M12345, the Protein ID for the sequence translation could be AAA35650.1. If the protein sequence data changes in any way (even by just one amino acid), the version number in the Protein ID will be increased by an increment of one, while the accession number base remains constant. For example, AAA12345.1 would become AAA12345.2. Each amino acid sequence change also results in the assignment of a new GI number to the altered protein translation.</text:p>
          </table:table-cell>
        </table:table-row>
        <table:table-row table:style-name="ro2">
          <table:table-cell table:number-columns-repeated="2"/>
        </table:table-row>
        <table:table-row table:style-name="ro9">
          <table:table-cell office:value-type="string">
            <text:p>version (GenBank) </text:p>
          </table:table-cell>
          <table:table-cell office:value-type="string">
            <text:p><text:s/>Similar to the Protein ID for protein sequences, the version is a nucleotide sequence identification number assigned to each GenBank sequence. The format for this sequence identifier is accession.version (e.g., M12345.1). Whenever the author of a particular sequence record changes the sequence data in any way (even if just a single nucleotide is altered), the version number will be increased by an increment of one, while the accession number base remains constant. For example, M12345.1 would become M12345.2. Each sequence change also results in the assignment of a new GI number [link to GI entry]. Whenever an individual searches an NCBI sequence database, only the most recent version of a record is retrieved. Use NCBI's Sequence Revision History page to view the different GI numbers, version numbers, or update dates associated with a particular GenBank record.</text:p>
          </table:table-cell>
        </table:table-row>
        <table:table-row table:style-name="ro2">
          <table:table-cell table:number-columns-repeated="2"/>
        </table:table-row>
        <table:table-row table:style-name="ro1">
          <table:table-cell office:value-type="string">
            <text:p>sequence tagged site or STS </text:p>
          </table:table-cell>
          <table:table-cell office:value-type="string">
            <text:p><text:s/>Short (200 to 500 base pairs) DNA sequence that has a single occurrence in the human genome and whose location and base sequence are known. Detectable by polymerase chain reaction, STSs are useful for localizing and orienting the mapping and sequence data reported from many different laboratories and serve as landmarks for developing physical maps of the human genome. Expressed sequence tags (ESTs) are STSs derived from cDNAs.</text:p>
          </table:table-cell>
        </table:table-row>
        <table:table-row table:style-name="ro2" table:number-rows-repeated="65327">
          <table:table-cell table:number-columns-repeated="2"/>
        </table:table-row>
        <table:table-row table:style-name="ro2">
          <table:table-cell table:number-columns-repeated="2"/>
        </table:table-row>
      </table:table>
      <table:table table:name="Sheet2" table:style-name="ta1" table:print="false">
        <table:table-column table:style-name="co3" table:default-cell-style-name="Default"/>
        <table:table-row table:style-name="ro2">
          <table:table-cell/>
        </table:table-row>
      </table:table>
      <table:table table:name="Sheet3" table:style-name="ta1" table:print="false">
        <table:table-column table:style-name="co3"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02">10/02/2008</text:date>, <text:time>22:4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10-02T19:55:55</meta:creation-date>
    <dc:date>2008-10-02T22:40:15</dc:date>
    <meta:editing-cycles>1</meta:editing-cycles>
    <meta:editing-duration>PT2H13M58S</meta:editing-duration>
    <meta:user-defined meta:name="Info 1"/>
    <meta:user-defined meta:name="Info 2"/>
    <meta:user-defined meta:name="Info 3"/>
    <meta:user-defined meta:name="Info 4"/>
    <meta:document-statistic meta:table-count="3" meta:cell-count="170"/>
  </office:meta>
</office:document-meta>
</file>